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20.23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11.942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5.002cm"/>
    </style:style>
    <style:style style:name="co23" style:family="table-column">
      <style:table-column-properties fo:break-before="auto" style:column-width="7.049cm"/>
    </style:style>
    <style:style style:name="co24" style:family="table-column">
      <style:table-column-properties fo:break-before="auto" style:column-width="3.482cm"/>
    </style:style>
    <style:style style:name="co25" style:family="table-column">
      <style:table-column-properties fo:break-before="auto" style:column-width="7.463cm"/>
    </style:style>
    <style:style style:name="co26" style:family="table-column">
      <style:table-column-properties fo:break-before="auto" style:column-width="8.569cm"/>
    </style:style>
    <style:style style:name="co18" style:family="table-column">
      <style:table-column-properties fo:break-before="auto" style:column-width="2.819cm"/>
    </style:style>
    <style:style style:name="co27" style:family="table-column">
      <style:table-column-properties fo:break-before="auto" style:column-width="8.377cm"/>
    </style:style>
    <style:style style:name="co28" style:family="table-column">
      <style:table-column-properties fo:break-before="auto" style:column-width="6.44cm"/>
    </style:style>
    <style:style style:name="co29" style:family="table-column">
      <style:table-column-properties fo:break-before="auto" style:column-width="3.29cm"/>
    </style:style>
    <style:style style:name="co30" style:family="table-column">
      <style:table-column-properties fo:break-before="auto" style:column-width="2.958cm"/>
    </style:style>
    <style:style style:name="co31" style:family="table-column">
      <style:table-column-properties fo:break-before="auto" style:column-width="3.067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3.704cm"/>
    </style:style>
    <style:style style:name="co34" style:family="table-column">
      <style:table-column-properties fo:break-before="auto" style:column-width="4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solid" style:text-line-through-type="single" style:font-weight-asian="normal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Priority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T09, DT13, DT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15, DT16, DT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7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8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9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51, DT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Development Tasks" table:style-name="ta1">
        <table:table-column table:style-name="co18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90]; &quot;Yes&quot;)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90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8" table:formula="of:=([.E4] / [.E5])" office:value-type="percentage" office:value="0.625" calcext:value-type="percentage">
            <text:p>63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print Assig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F22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F2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F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40" calcext:value-type="float">
            <text:p>4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9" office:value-type="string" calcext:value-type="string">
            <text:p>DT34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Authentication REST Endpoint setup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IF([.F4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DT37</text:p>
          </table:table-cell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Implement MySQL database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5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38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IDE Plugin developm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6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39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Website Development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10" calcext:value-type="float">
            <text:p>10</text:p>
          </table:table-cell>
          <table:table-cell table:formula="of:=IF([.F47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40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8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41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 – Cli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9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Implement WebSockets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3</text:p>
          </table:table-cell>
          <table:table-cell table:style-name="ce9" office:value-type="float" office:value="0" calcext:value-type="float">
            <text:p>0</text:p>
          </table:table-cell>
          <table:table-cell table:formula="of:=IF([.F5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80" calcext:value-type="float">
            <text:p>8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</table:table>
      <table:table table:name="Project Management Task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22:40:26.518933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3H27M54S</meta:editing-duration>
    <meta:editing-cycles>10</meta:editing-cycles>
    <meta:generator>LibreOffice/4.2.6.2$Linux_X86_64 LibreOffice_project/420$Build-2</meta:generator>
    <meta:initial-creator>Lachlan </meta:initial-creator>
    <dc:date>2014-09-16T22:54:44.596672485</dc:date>
    <meta:document-statistic meta:table-count="5" meta:cell-count="1124" meta:object-count="0"/>
  </office:meta>
</office:document-meta>
</file>